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Monaco" svg:font-family="Monaco, Menlo, Consolas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2pt" officeooo:paragraph-rsid="00153001"/>
    </style:style>
    <style:style style:name="P2" style:family="paragraph" style:parent-style-name="Standard">
      <style:text-properties style:font-name="Liberation Sans" fo:font-size="12pt" officeooo:paragraph-rsid="001570a1"/>
    </style:style>
    <style:style style:name="P3" style:family="paragraph" style:parent-style-name="Standard">
      <style:text-properties officeooo:paragraph-rsid="00153001"/>
    </style:style>
    <style:style style:name="P4" style:family="paragraph" style:parent-style-name="Standard">
      <style:text-properties fo:color="#000000" style:font-name="Liberation Sans" style:text-underline-style="solid" style:text-underline-width="auto" style:text-underline-color="font-color" fo:font-weight="bold" officeooo:rsid="00147ff6" officeooo:paragraph-rsid="00147ff6" style:font-weight-asian="bold" style:font-weight-complex="bold"/>
    </style:style>
    <style:style style:name="P5" style:family="paragraph" style:parent-style-name="Standard">
      <style:text-properties fo:color="#000000" style:font-name="Liberation Sans" officeooo:rsid="00147ff6" officeooo:paragraph-rsid="00147ff6"/>
    </style:style>
    <style:style style:name="P6" style:family="paragraph" style:parent-style-name="Standard">
      <style:text-properties fo:color="#000000" style:font-name="Liberation Sans" officeooo:rsid="00153001" officeooo:paragraph-rsid="00153001"/>
    </style:style>
    <style:style style:name="P7" style:family="paragraph" style:parent-style-name="Standard">
      <style:text-properties fo:color="#000000" style:font-name="Liberation Sans" fo:font-size="12pt" officeooo:rsid="00153001" officeooo:paragraph-rsid="00153001" style:font-size-asian="12pt" style:font-size-complex="12pt"/>
    </style:style>
    <style:style style:name="P8" style:family="paragraph" style:parent-style-name="Standard">
      <style:text-properties fo:color="#000000" style:font-name="Liberation Sans" fo:font-size="12pt" officeooo:paragraph-rsid="00153001"/>
    </style:style>
    <style:style style:name="P9" style:family="paragraph" style:parent-style-name="Standard">
      <style:text-properties fo:font-variant="normal" fo:text-transform="none" fo:color="#000000" style:font-name="Arial" fo:font-size="12.75pt" fo:letter-spacing="normal" fo:font-style="normal" fo:font-weight="normal" officeooo:rsid="00153001" officeooo:paragraph-rsid="00153001" style:font-size-asian="12pt" style:font-size-complex="12pt"/>
    </style:style>
    <style:style style:name="P10" style:family="paragraph" style:parent-style-name="Standard">
      <style:text-properties fo:font-variant="normal" fo:text-transform="none" fo:color="#000000" style:font-name="Liberation Sans" fo:font-size="12pt" fo:letter-spacing="normal" fo:font-style="normal" fo:font-weight="normal" officeooo:rsid="00153001" officeooo:paragraph-rsid="00153001" style:font-size-asian="12pt" style:font-size-complex="12pt"/>
    </style:style>
    <style:style style:name="P11" style:family="paragraph" style:parent-style-name="Standard">
      <style:text-properties fo:font-variant="normal" fo:text-transform="none" fo:color="#000000" style:font-name="Arial" fo:font-size="12.75pt" fo:letter-spacing="normal" fo:font-style="normal" fo:font-weight="normal" officeooo:rsid="00153001" officeooo:paragraph-rsid="00153001" style:font-size-asian="12pt" style:font-size-complex="12pt"/>
    </style:style>
    <style:style style:name="P12" style:family="paragraph" style:parent-style-name="Standard">
      <style:text-properties fo:font-variant="normal" fo:text-transform="none" fo:color="#000000" style:font-name="Arial" fo:font-size="12.75pt" fo:letter-spacing="normal" fo:font-style="normal" fo:font-weight="normal" officeooo:rsid="0015d720" officeooo:paragraph-rsid="0015d720" style:font-size-asian="12pt" style:font-size-complex="12pt"/>
    </style:style>
    <style:style style:name="P13" style:family="paragraph" style:parent-style-name="Standard">
      <style:text-properties fo:font-variant="normal" fo:text-transform="none" fo:color="#333333" style:font-name="Monaco" fo:font-size="9.75pt" fo:letter-spacing="normal" fo:font-style="normal" fo:font-weight="normal" officeooo:rsid="0015d720" officeooo:paragraph-rsid="0015d720"/>
    </style:style>
    <style:style style:name="T1" style:family="text">
      <style:text-properties officeooo:rsid="00153001"/>
    </style:style>
    <style:style style:name="T2" style:family="text">
      <style:text-properties fo:font-variant="normal" fo:text-transform="none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Arial" fo:font-size="12.75pt" fo:letter-spacing="normal" fo:font-style="normal" fo:font-weight="normal"/>
    </style:style>
    <style:style style:name="T4" style:family="text">
      <style:text-properties fo:font-variant="normal" fo:text-transform="none" fo:color="#000000" style:font-name="Arial" fo:font-size="12.75pt" fo:letter-spacing="normal" fo:font-style="normal" fo:font-weight="normal" officeooo:rsid="00153001" style:font-size-asian="12pt" style:font-size-complex="12pt"/>
    </style:style>
    <style:style style:name="T5" style:family="text">
      <style:text-properties fo:font-variant="normal" fo:text-transform="none" fo:color="#000000" style:font-name="Arial" fo:font-size="12.75pt" fo:letter-spacing="normal" fo:font-style="normal" fo:font-weight="bold"/>
    </style:style>
    <style:style style:name="T6" style:family="text">
      <style:text-properties fo:font-variant="normal" fo:text-transform="none" fo:color="#000000" fo:letter-spacing="normal"/>
    </style:style>
    <style:style style:name="T7" style:family="text">
      <style:text-properties fo:font-variant="normal" fo:text-transform="none" fo:color="#000000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00000" fo:letter-spacing="normal" fo:font-style="normal" fo:font-weight="normal" officeooo:rsid="00153001" style:font-size-asian="12pt" style:font-size-complex="12pt"/>
    </style:style>
    <style:style style:name="T9" style:family="text">
      <style:text-properties fo:color="#000000"/>
    </style:style>
    <style:style style:name="T10" style:family="text">
      <style:text-properties fo:color="#000000" style:font-name="Liberation Sans" officeooo:rsid="00153001"/>
    </style:style>
    <style:style style:name="T11" style:family="text">
      <style:text-properties officeooo:rsid="00153001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unning our python code on start-up in raspbian</text:p>
      <text:p text:style-name="P5"/>
      <text:p text:style-name="P5">1- lets say our python script is called RFID.py</text:p>
      <text:p text:style-name="P5">2- RFID.py is in a directory called RFID_project which is in the root directory</text:p>
      <text:p text:style-name="P5">3- <text:span text:style-name="T1">we will use the Linux crontab to run the Python script.</text:span></text:p>
      <text:p text:style-name="P6">4- open the terminal and write the following script.</text:p>
      <text:p text:style-name="P6"><text:tab/> cd RFID_project</text:p>
      <text:p text:style-name="P6"><text:tab/>nano launcher.sh</text:p>
      <text:p text:style-name="P6">5-this will launch your editor then, type this script</text:p>
      <text:p text:style-name="P3"><text:span text:style-name="T10"><text:tab/></text:span><text:span text:style-name="T3">#!/bin/sh</text:span><text:span text:style-name="T9"><text:line-break/><text:tab/></text:span><text:span text:style-name="T3"># launcher.sh</text:span><text:span text:style-name="T9"><text:line-break/><text:tab/></text:span><text:span text:style-name="T3"># navigate to home directory, then to this directory, then execute python script, then back home</text:span><text:span text:style-name="T9"><text:line-break/><text:line-break/><text:tab/></text:span><text:span text:style-name="T3">cd /</text:span><text:span text:style-name="T9"><text:line-break/><text:tab/></text:span><text:span text:style-name="T3">cd home/pi/bbt</text:span><text:span text:style-name="T9"><text:line-break/><text:tab/></text:span><text:span text:style-name="T3">sudo python bbt.py</text:span><text:span text:style-name="T9"><text:line-break/><text:tab/></text:span><text:span text:style-name="T3">cd /</text:span><text:span text:style-name="T9"><text:line-break/><text:line-break/><text:tab/></text:span><text:span text:style-name="Strong_20_Emphasis"><text:span text:style-name="T5">Cntl-X, Return</text:span></text:span><text:span text:style-name="T6"> </text:span><text:span text:style-name="T3">to save.</text:span></text:p>
      <text:p text:style-name="P10">6- What this script will do is to navigate to the root directory, then to the bbt directory, launch the Python script and then return to the root directory.</text:p>
      <text:p text:style-name="P7"/>
      <text:p text:style-name="P7">7- make it executable </text:p>
      <text:p text:style-name="P8"><text:span text:style-name="T11"><text:tab/></text:span><text:span text:style-name="T2">chmod 755 launcher.sh</text:span></text:p>
      <text:p text:style-name="P7"/>
      <text:p text:style-name="P10">8-test it by typing </text:p>
      <text:p text:style-name="P1"><text:span text:style-name="T8"><text:tab/></text:span><text:span text:style-name="T7">sh launcher.sh</text:span></text:p>
      <text:p text:style-name="P10">9- making a an error log directory for erros</text:p>
      <text:p text:style-name="P10"><text:tab/>cd</text:p>
      <text:p text:style-name="P10"><text:tab/>mkdir logs</text:p>
      <text:p text:style-name="P10">10- now lets use crontab</text:p>
      <text:p text:style-name="P1"><text:span text:style-name="T8"><text:tab/></text:span><text:span text:style-name="T7">sudo crontab -e</text:span></text:p>
      <text:p text:style-name="P10">11- now enter this line</text:p>
      <text:p text:style-name="P10"/>
      <text:p text:style-name="P1"><text:span text:style-name="T8"><text:tab/></text:span><text:span text:style-name="T4">@reboot sh /home/pi/RFID_project/launcher.sh &gt;/home/pi/logs/cronlog 2&gt;&amp;1</text:span></text:p>
      <text:p text:style-name="P9"/>
      <text:p text:style-name="P9">What this does is rather than executing the launcher script at a specific time, it will execute it once upon startup.</text:p>
      <text:p text:style-name="P9">12- reboot</text:p>
      <text:p text:style-name="P9"><text:tab/>sudo reboot</text:p>
      <text:p text:style-name="P9"/>
      <text:p text:style-name="P9"/>
      <text:p text:style-name="P2"/>
      <text:p text:style-name="P13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Monaco" svg:font-family="Monaco, Menlo, Consolas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19:24:19.825565071</meta:creation-date>
    <meta:editing-duration>PT2M16S</meta:editing-duration>
    <meta:editing-cycles>3</meta:editing-cycles>
    <meta:generator>LibreOffice/4.2.8.2$Linux_X86_64 LibreOffice_project/420m0$Build-2</meta:generator>
    <dc:date>2015-05-06T19:27:16.666915322</dc:date>
    <meta:document-statistic meta:table-count="0" meta:image-count="0" meta:object-count="0" meta:page-count="1" meta:paragraph-count="24" meta:word-count="194" meta:character-count="1136" meta:non-whitespace-character-count="944"/>
  </office:meta>
</office:document-meta>
</file>